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4mm"/>
    </style:style>
    <style:style style:name="co3" style:family="table-column">
      <style:table-column-properties fo:break-before="auto" style:column-width="55.84mm"/>
    </style:style>
    <style:style style:name="co4" style:family="table-column">
      <style:table-column-properties fo:break-before="auto" style:column-width="121.3mm"/>
    </style:style>
    <style:style style:name="co5" style:family="table-column">
      <style:table-column-properties fo:break-before="auto" style:column-width="110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sponsabl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parterno</text:p>
          </table:table-cell>
          <table:table-cell table:style-name="ce1" office:value-type="string" calcext:value-type="string">
            <text:p>materno</text:p>
          </table:table-cell>
          <table:table-cell table:style-name="ce1" office:value-type="string" calcext:value-type="string">
            <text:p>telefono</text:p>
          </table:table-cell>
          <table:table-cell table:style-name="ce1" office:value-type="string" calcext:value-type="string">
            <text:p>correo</text:p>
          </table:table-cell>
          <table:table-cell table:style-name="ce2" office:value-type="string" calcext:value-type="string">
            <text:p>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bett</text:p>
          </table:table-cell>
          <table:table-cell office:value-type="string" calcext:value-type="string">
            <text:p>Dudmarsh</text:p>
          </table:table-cell>
          <table:table-cell office:value-type="string" calcext:value-type="string">
            <text:p>Colson</text:p>
          </table:table-cell>
          <table:table-cell office:value-type="string" calcext:value-type="string">
            <text:p>235-446-6231</text:p>
          </table:table-cell>
          <table:table-cell office:value-type="string" calcext:value-type="string">
            <text:p>ccolson0@squidoo.com</text:p>
          </table:table-cell>
          <table:table-cell table:formula="of:=CONCATENATE([.A2];&quot;::&quot;;[.B2];&quot;::&quot;;[.C2];&quot;::&quot;;[.D2];&quot;::&quot;;[.E2])" office:value-type="string" office:string-value="Corbett::Dudmarsh::Colson::235-446-6231::ccolson0@squidoo.com" calcext:value-type="string">
            <text:p>Corbett::Dudmarsh::Colson::235-446-6231::ccolson0@squidoo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a</text:p>
          </table:table-cell>
          <table:table-cell office:value-type="string" calcext:value-type="string">
            <text:p>Labarre</text:p>
          </table:table-cell>
          <table:table-cell office:value-type="string" calcext:value-type="string">
            <text:p>Asgodby</text:p>
          </table:table-cell>
          <table:table-cell office:value-type="string" calcext:value-type="string">
            <text:p>903-282-9401</text:p>
          </table:table-cell>
          <table:table-cell office:value-type="string" calcext:value-type="string">
            <text:p>casgodby1@tmall.com</text:p>
          </table:table-cell>
          <table:table-cell table:formula="of:=CONCATENATE([.A3];&quot;::&quot;;[.B3];&quot;::&quot;;[.C3];&quot;::&quot;;[.D3];&quot;::&quot;;[.E3])" office:value-type="string" office:string-value="Channa::Labarre::Asgodby::903-282-9401::casgodby1@tmall.com" calcext:value-type="string">
            <text:p>Channa::Labarre::Asgodby::903-282-9401::casgodby1@tmall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y</text:p>
          </table:table-cell>
          <table:table-cell office:value-type="string" calcext:value-type="string">
            <text:p>McGlone</text:p>
          </table:table-cell>
          <table:table-cell office:value-type="string" calcext:value-type="string">
            <text:p>Drakeley</text:p>
          </table:table-cell>
          <table:table-cell office:value-type="string" calcext:value-type="string">
            <text:p>163-124-4376</text:p>
          </table:table-cell>
          <table:table-cell office:value-type="string" calcext:value-type="string">
            <text:p>mdrakeley2@kickstarter.com</text:p>
          </table:table-cell>
          <table:table-cell table:formula="of:=CONCATENATE([.A4];&quot;::&quot;;[.B4];&quot;::&quot;;[.C4];&quot;::&quot;;[.D4];&quot;::&quot;;[.E4])" office:value-type="string" office:string-value="Maxy::McGlone::Drakeley::163-124-4376::mdrakeley2@kickstarter.com" calcext:value-type="string">
            <text:p>Maxy::McGlone::Drakeley::163-124-4376::mdrakeley2@kickstarter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ard</text:p>
          </table:table-cell>
          <table:table-cell office:value-type="string" calcext:value-type="string">
            <text:p>Biddlecombe</text:p>
          </table:table-cell>
          <table:table-cell office:value-type="string" calcext:value-type="string">
            <text:p>Middas</text:p>
          </table:table-cell>
          <table:table-cell office:value-type="string" calcext:value-type="string">
            <text:p>443-337-7602</text:p>
          </table:table-cell>
          <table:table-cell office:value-type="string" calcext:value-type="string">
            <text:p>amiddas3@w3.org</text:p>
          </table:table-cell>
          <table:table-cell table:formula="of:=CONCATENATE([.A5];&quot;::&quot;;[.B5];&quot;::&quot;;[.C5];&quot;::&quot;;[.D5];&quot;::&quot;;[.E5])" office:value-type="string" office:string-value="Alphard::Biddlecombe::Middas::443-337-7602::amiddas3@w3.org" calcext:value-type="string">
            <text:p>Alphard::Biddlecombe::Middas::443-337-7602::amiddas3@w3.o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ssa</text:p>
          </table:table-cell>
          <table:table-cell office:value-type="string" calcext:value-type="string">
            <text:p>Cristoforetti</text:p>
          </table:table-cell>
          <table:table-cell office:value-type="string" calcext:value-type="string">
            <text:p>Senechell</text:p>
          </table:table-cell>
          <table:table-cell office:value-type="string" calcext:value-type="string">
            <text:p>512-941-2638</text:p>
          </table:table-cell>
          <table:table-cell office:value-type="string" calcext:value-type="string">
            <text:p>asenechell4@loc.gov</text:p>
          </table:table-cell>
          <table:table-cell table:formula="of:=CONCATENATE([.A6];&quot;::&quot;;[.B6];&quot;::&quot;;[.C6];&quot;::&quot;;[.D6];&quot;::&quot;;[.E6])" office:value-type="string" office:string-value="Anissa::Cristoforetti::Senechell::512-941-2638::asenechell4@loc.gov" calcext:value-type="string">
            <text:p>Anissa::Cristoforetti::Senechell::512-941-2638::asenechell4@loc.g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c</text:p>
          </table:table-cell>
          <table:table-cell office:value-type="string" calcext:value-type="string">
            <text:p>Eke</text:p>
          </table:table-cell>
          <table:table-cell office:value-type="string" calcext:value-type="string">
            <text:p>Baldung</text:p>
          </table:table-cell>
          <table:table-cell office:value-type="string" calcext:value-type="string">
            <text:p>621-882-4066</text:p>
          </table:table-cell>
          <table:table-cell office:value-type="string" calcext:value-type="string">
            <text:p>lbaldung5@hostgator.com</text:p>
          </table:table-cell>
          <table:table-cell table:formula="of:=CONCATENATE([.A7];&quot;::&quot;;[.B7];&quot;::&quot;;[.C7];&quot;::&quot;;[.D7];&quot;::&quot;;[.E7])" office:value-type="string" office:string-value="Linc::Eke::Baldung::621-882-4066::lbaldung5@hostgator.com" calcext:value-type="string">
            <text:p>Linc::Eke::Baldung::621-882-4066::lbaldung5@hostgator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alson</text:p>
          </table:table-cell>
          <table:table-cell office:value-type="string" calcext:value-type="string">
            <text:p>Bushby</text:p>
          </table:table-cell>
          <table:table-cell office:value-type="string" calcext:value-type="string">
            <text:p>Gagan</text:p>
          </table:table-cell>
          <table:table-cell office:value-type="string" calcext:value-type="string">
            <text:p>406-528-7425</text:p>
          </table:table-cell>
          <table:table-cell office:value-type="string" calcext:value-type="string">
            <text:p>ngagan6@networksolutions.com</text:p>
          </table:table-cell>
          <table:table-cell table:formula="of:=CONCATENATE([.A8];&quot;::&quot;;[.B8];&quot;::&quot;;[.C8];&quot;::&quot;;[.D8];&quot;::&quot;;[.E8])" office:value-type="string" office:string-value="Nealson::Bushby::Gagan::406-528-7425::ngagan6@networksolutions.com" calcext:value-type="string">
            <text:p>Nealson::Bushby::Gagan::406-528-7425::ngagan6@networksolutions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ni</text:p>
          </table:table-cell>
          <table:table-cell office:value-type="string" calcext:value-type="string">
            <text:p>Dowers</text:p>
          </table:table-cell>
          <table:table-cell office:value-type="string" calcext:value-type="string">
            <text:p>Dupoy</text:p>
          </table:table-cell>
          <table:table-cell office:value-type="string" calcext:value-type="string">
            <text:p>584-178-7832</text:p>
          </table:table-cell>
          <table:table-cell office:value-type="string" calcext:value-type="string">
            <text:p>ddupoy7@sina.com.cn</text:p>
          </table:table-cell>
          <table:table-cell table:formula="of:=CONCATENATE([.A9];&quot;::&quot;;[.B9];&quot;::&quot;;[.C9];&quot;::&quot;;[.D9];&quot;::&quot;;[.E9])" office:value-type="string" office:string-value="Danni::Dowers::Dupoy::584-178-7832::ddupoy7@sina.com.cn" calcext:value-type="string">
            <text:p>Danni::Dowers::Dupoy::584-178-7832::ddupoy7@sina.com.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nett</text:p>
          </table:table-cell>
          <table:table-cell office:value-type="string" calcext:value-type="string">
            <text:p>Opdenort</text:p>
          </table:table-cell>
          <table:table-cell office:value-type="string" calcext:value-type="string">
            <text:p>Andrioli</text:p>
          </table:table-cell>
          <table:table-cell office:value-type="string" calcext:value-type="string">
            <text:p>721-800-0025</text:p>
          </table:table-cell>
          <table:table-cell office:value-type="string" calcext:value-type="string">
            <text:p>bandrioli8@free.fr</text:p>
          </table:table-cell>
          <table:table-cell table:formula="of:=CONCATENATE([.A10];&quot;::&quot;;[.B10];&quot;::&quot;;[.C10];&quot;::&quot;;[.D10];&quot;::&quot;;[.E10])" office:value-type="string" office:string-value="Bennett::Opdenort::Andrioli::721-800-0025::bandrioli8@free.fr" calcext:value-type="string">
            <text:p>Bennett::Opdenort::Andrioli::721-800-0025::bandrioli8@free.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rico</text:p>
          </table:table-cell>
          <table:table-cell office:value-type="string" calcext:value-type="string">
            <text:p>Peddie</text:p>
          </table:table-cell>
          <table:table-cell office:value-type="string" calcext:value-type="string">
            <text:p>Couzens</text:p>
          </table:table-cell>
          <table:table-cell office:value-type="string" calcext:value-type="string">
            <text:p>123-670-9766</text:p>
          </table:table-cell>
          <table:table-cell office:value-type="string" calcext:value-type="string">
            <text:p>ecouzens9@latimes.com</text:p>
          </table:table-cell>
          <table:table-cell table:formula="of:=CONCATENATE([.A11];&quot;::&quot;;[.B11];&quot;::&quot;;[.C11];&quot;::&quot;;[.D11];&quot;::&quot;;[.E11])" office:value-type="string" office:string-value="Enrico::Peddie::Couzens::123-670-9766::ecouzens9@latimes.com" calcext:value-type="string">
            <text:p>Enrico::Peddie::Couzens::123-670-9766::ecouzens9@latimes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</text:p>
          </table:table-cell>
          <table:table-cell office:value-type="string" calcext:value-type="string">
            <text:p>Paule</text:p>
          </table:table-cell>
          <table:table-cell office:value-type="string" calcext:value-type="string">
            <text:p>Schorah</text:p>
          </table:table-cell>
          <table:table-cell office:value-type="string" calcext:value-type="string">
            <text:p>844-166-2997</text:p>
          </table:table-cell>
          <table:table-cell office:value-type="string" calcext:value-type="string">
            <text:p>eschoraha@slashdot.org</text:p>
          </table:table-cell>
          <table:table-cell table:formula="of:=CONCATENATE([.A12];&quot;::&quot;;[.B12];&quot;::&quot;;[.C12];&quot;::&quot;;[.D12];&quot;::&quot;;[.E12])" office:value-type="string" office:string-value="Ede::Paule::Schorah::844-166-2997::eschoraha@slashdot.org" calcext:value-type="string">
            <text:p>Ede::Paule::Schorah::844-166-2997::eschoraha@slashdot.o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ya</text:p>
          </table:table-cell>
          <table:table-cell office:value-type="string" calcext:value-type="string">
            <text:p>Berrigan</text:p>
          </table:table-cell>
          <table:table-cell office:value-type="string" calcext:value-type="string">
            <text:p>Hasley</text:p>
          </table:table-cell>
          <table:table-cell office:value-type="string" calcext:value-type="string">
            <text:p>338-349-9531</text:p>
          </table:table-cell>
          <table:table-cell office:value-type="string" calcext:value-type="string">
            <text:p>jhasleyb@php.net</text:p>
          </table:table-cell>
          <table:table-cell table:formula="of:=CONCATENATE([.A13];&quot;::&quot;;[.B13];&quot;::&quot;;[.C13];&quot;::&quot;;[.D13];&quot;::&quot;;[.E13])" office:value-type="string" office:string-value="Joya::Berrigan::Hasley::338-349-9531::jhasleyb@php.net" calcext:value-type="string">
            <text:p>Joya::Berrigan::Hasley::338-349-9531::jhasleyb@php.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y</text:p>
          </table:table-cell>
          <table:table-cell office:value-type="string" calcext:value-type="string">
            <text:p>Skeggs</text:p>
          </table:table-cell>
          <table:table-cell office:value-type="string" calcext:value-type="string">
            <text:p>Yarnell</text:p>
          </table:table-cell>
          <table:table-cell office:value-type="string" calcext:value-type="string">
            <text:p>997-265-5222</text:p>
          </table:table-cell>
          <table:table-cell office:value-type="string" calcext:value-type="string">
            <text:p>ayarnellc@constantcontact.com</text:p>
          </table:table-cell>
          <table:table-cell table:formula="of:=CONCATENATE([.A14];&quot;::&quot;;[.B14];&quot;::&quot;;[.C14];&quot;::&quot;;[.D14];&quot;::&quot;;[.E14])" office:value-type="string" office:string-value="Ally::Skeggs::Yarnell::997-265-5222::ayarnellc@constantcontact.com" calcext:value-type="string">
            <text:p>Ally::Skeggs::Yarnell::997-265-5222::ayarnellc@constantcontact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cily</text:p>
          </table:table-cell>
          <table:table-cell office:value-type="string" calcext:value-type="string">
            <text:p>Thal</text:p>
          </table:table-cell>
          <table:table-cell office:value-type="string" calcext:value-type="string">
            <text:p>Ilson</text:p>
          </table:table-cell>
          <table:table-cell office:value-type="string" calcext:value-type="string">
            <text:p>254-497-3226</text:p>
          </table:table-cell>
          <table:table-cell office:value-type="string" calcext:value-type="string">
            <text:p>cilsond@omniture.com</text:p>
          </table:table-cell>
          <table:table-cell table:formula="of:=CONCATENATE([.A15];&quot;::&quot;;[.B15];&quot;::&quot;;[.C15];&quot;::&quot;;[.D15];&quot;::&quot;;[.E15])" office:value-type="string" office:string-value="Cicily::Thal::Ilson::254-497-3226::cilsond@omniture.com" calcext:value-type="string">
            <text:p>Cicily::Thal::Ilson::254-497-3226::cilsond@omniture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ffy</text:p>
          </table:table-cell>
          <table:table-cell office:value-type="string" calcext:value-type="string">
            <text:p>Reynoollds</text:p>
          </table:table-cell>
          <table:table-cell office:value-type="string" calcext:value-type="string">
            <text:p>Pavlov</text:p>
          </table:table-cell>
          <table:table-cell office:value-type="string" calcext:value-type="string">
            <text:p>647-582-1339</text:p>
          </table:table-cell>
          <table:table-cell office:value-type="string" calcext:value-type="string">
            <text:p>spavlove@sbwire.com</text:p>
          </table:table-cell>
          <table:table-cell table:formula="of:=CONCATENATE([.A16];&quot;::&quot;;[.B16];&quot;::&quot;;[.C16];&quot;::&quot;;[.D16];&quot;::&quot;;[.E16])" office:value-type="string" office:string-value="Sheffy::Reynoollds::Pavlov::647-582-1339::spavlove@sbwire.com" calcext:value-type="string">
            <text:p>Sheffy::Reynoollds::Pavlov::647-582-1339::spavlove@sbwire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i</text:p>
          </table:table-cell>
          <table:table-cell office:value-type="string" calcext:value-type="string">
            <text:p>Winkell</text:p>
          </table:table-cell>
          <table:table-cell office:value-type="string" calcext:value-type="string">
            <text:p>Leeke</text:p>
          </table:table-cell>
          <table:table-cell office:value-type="string" calcext:value-type="string">
            <text:p>880-622-0230</text:p>
          </table:table-cell>
          <table:table-cell office:value-type="string" calcext:value-type="string">
            <text:p>rleekef@lulu.com</text:p>
          </table:table-cell>
          <table:table-cell table:formula="of:=CONCATENATE([.A17];&quot;::&quot;;[.B17];&quot;::&quot;;[.C17];&quot;::&quot;;[.D17];&quot;::&quot;;[.E17])" office:value-type="string" office:string-value="Rici::Winkell::Leeke::880-622-0230::rleekef@lulu.com" calcext:value-type="string">
            <text:p>Rici::Winkell::Leeke::880-622-0230::rleekef@lulu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ita</text:p>
          </table:table-cell>
          <table:table-cell office:value-type="string" calcext:value-type="string">
            <text:p>Stilgo</text:p>
          </table:table-cell>
          <table:table-cell office:value-type="string" calcext:value-type="string">
            <text:p>Overell</text:p>
          </table:table-cell>
          <table:table-cell office:value-type="string" calcext:value-type="string">
            <text:p>353-511-2410</text:p>
          </table:table-cell>
          <table:table-cell office:value-type="string" calcext:value-type="string">
            <text:p>coverellg@wikipedia.org</text:p>
          </table:table-cell>
          <table:table-cell table:formula="of:=CONCATENATE([.A18];&quot;::&quot;;[.B18];&quot;::&quot;;[.C18];&quot;::&quot;;[.D18];&quot;::&quot;;[.E18])" office:value-type="string" office:string-value="Carita::Stilgo::Overell::353-511-2410::coverellg@wikipedia.org" calcext:value-type="string">
            <text:p>Carita::Stilgo::Overell::353-511-2410::coverellg@wikipedia.o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ne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Brangan</text:p>
          </table:table-cell>
          <table:table-cell office:value-type="string" calcext:value-type="string">
            <text:p>439-360-3241</text:p>
          </table:table-cell>
          <table:table-cell office:value-type="string" calcext:value-type="string">
            <text:p>fbranganh@instagram.com</text:p>
          </table:table-cell>
          <table:table-cell table:formula="of:=CONCATENATE([.A19];&quot;::&quot;;[.B19];&quot;::&quot;;[.C19];&quot;::&quot;;[.D19];&quot;::&quot;;[.E19])" office:value-type="string" office:string-value="Ferne::Roof::Brangan::439-360-3241::fbranganh@instagram.com" calcext:value-type="string">
            <text:p>Ferne::Roof::Brangan::439-360-3241::fbranganh@instagram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ar</text:p>
          </table:table-cell>
          <table:table-cell office:value-type="string" calcext:value-type="string">
            <text:p>McKea</text:p>
          </table:table-cell>
          <table:table-cell office:value-type="string" calcext:value-type="string">
            <text:p>Morgue</text:p>
          </table:table-cell>
          <table:table-cell office:value-type="string" calcext:value-type="string">
            <text:p>858-702-2760</text:p>
          </table:table-cell>
          <table:table-cell office:value-type="string" calcext:value-type="string">
            <text:p>tmorguei@independent.co.uk</text:p>
          </table:table-cell>
          <table:table-cell table:formula="of:=CONCATENATE([.A20];&quot;::&quot;;[.B20];&quot;::&quot;;[.C20];&quot;::&quot;;[.D20];&quot;::&quot;;[.E20])" office:value-type="string" office:string-value="Tamar::McKea::Morgue::858-702-2760::tmorguei@independent.co.uk" calcext:value-type="string">
            <text:p>Tamar::McKea::Morgue::858-702-2760::tmorguei@independent.co.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rim</text:p>
          </table:table-cell>
          <table:table-cell office:value-type="string" calcext:value-type="string">
            <text:p>Switzer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701-120-3313</text:p>
          </table:table-cell>
          <table:table-cell office:value-type="string" calcext:value-type="string">
            <text:p>isharpj@home.pl</text:p>
          </table:table-cell>
          <table:table-cell table:formula="of:=CONCATENATE([.A21];&quot;::&quot;;[.B21];&quot;::&quot;;[.C21];&quot;::&quot;;[.D21];&quot;::&quot;;[.E21])" office:value-type="string" office:string-value="Ingrim::Switzer::Sharp::701-120-3313::isharpj@home.pl" calcext:value-type="string">
            <text:p>Ingrim::Switzer::Sharp::701-120-3313::isharpj@home.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a</text:p>
          </table:table-cell>
          <table:table-cell office:value-type="string" calcext:value-type="string">
            <text:p>Trayte</text:p>
          </table:table-cell>
          <table:table-cell office:value-type="string" calcext:value-type="string">
            <text:p>Garard</text:p>
          </table:table-cell>
          <table:table-cell office:value-type="string" calcext:value-type="string">
            <text:p>128-772-9532</text:p>
          </table:table-cell>
          <table:table-cell office:value-type="string" calcext:value-type="string">
            <text:p>lgarardk@histats.com</text:p>
          </table:table-cell>
          <table:table-cell table:formula="of:=CONCATENATE([.A22];&quot;::&quot;;[.B22];&quot;::&quot;;[.C22];&quot;::&quot;;[.D22];&quot;::&quot;;[.E22])" office:value-type="string" office:string-value="Lara::Trayte::Garard::128-772-9532::lgarardk@histats.com" calcext:value-type="string">
            <text:p>Lara::Trayte::Garard::128-772-9532::lgarardk@histats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Bille</text:p>
          </table:table-cell>
          <table:table-cell office:value-type="string" calcext:value-type="string">
            <text:p>Egel</text:p>
          </table:table-cell>
          <table:table-cell office:value-type="string" calcext:value-type="string">
            <text:p>280-768-1336</text:p>
          </table:table-cell>
          <table:table-cell office:value-type="string" calcext:value-type="string">
            <text:p>segell@dedecms.com</text:p>
          </table:table-cell>
          <table:table-cell table:formula="of:=CONCATENATE([.A23];&quot;::&quot;;[.B23];&quot;::&quot;;[.C23];&quot;::&quot;;[.D23];&quot;::&quot;;[.E23])" office:value-type="string" office:string-value="Sandra::Bille::Egel::280-768-1336::segell@dedecms.com" calcext:value-type="string">
            <text:p>Sandra::Bille::Egel::280-768-1336::segell@dedecms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ell</text:p>
          </table:table-cell>
          <table:table-cell office:value-type="string" calcext:value-type="string">
            <text:p>Boothman</text:p>
          </table:table-cell>
          <table:table-cell office:value-type="string" calcext:value-type="string">
            <text:p>Elbourn</text:p>
          </table:table-cell>
          <table:table-cell office:value-type="string" calcext:value-type="string">
            <text:p>193-704-7242</text:p>
          </table:table-cell>
          <table:table-cell office:value-type="string" calcext:value-type="string">
            <text:p>lelbournm@youtu.be</text:p>
          </table:table-cell>
          <table:table-cell table:formula="of:=CONCATENATE([.A24];&quot;::&quot;;[.B24];&quot;::&quot;;[.C24];&quot;::&quot;;[.D24];&quot;::&quot;;[.E24])" office:value-type="string" office:string-value="Lowell::Boothman::Elbourn::193-704-7242::lelbournm@youtu.be" calcext:value-type="string">
            <text:p>Lowell::Boothman::Elbourn::193-704-7242::lelbournm@youtu.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Casbourne</text:p>
          </table:table-cell>
          <table:table-cell office:value-type="string" calcext:value-type="string">
            <text:p>Gellion</text:p>
          </table:table-cell>
          <table:table-cell office:value-type="string" calcext:value-type="string">
            <text:p>755-779-6668</text:p>
          </table:table-cell>
          <table:table-cell office:value-type="string" calcext:value-type="string">
            <text:p>cgellionn@surveymonkey.com</text:p>
          </table:table-cell>
          <table:table-cell table:formula="of:=CONCATENATE([.A25];&quot;::&quot;;[.B25];&quot;::&quot;;[.C25];&quot;::&quot;;[.D25];&quot;::&quot;;[.E25])" office:value-type="string" office:string-value="Carlos::Casbourne::Gellion::755-779-6668::cgellionn@surveymonkey.com" calcext:value-type="string">
            <text:p>Carlos::Casbourne::Gellion::755-779-6668::cgellionn@surveymonkey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y</text:p>
          </table:table-cell>
          <table:table-cell office:value-type="string" calcext:value-type="string">
            <text:p>Hinsche</text:p>
          </table:table-cell>
          <table:table-cell office:value-type="string" calcext:value-type="string">
            <text:p>Ghelardi</text:p>
          </table:table-cell>
          <table:table-cell office:value-type="string" calcext:value-type="string">
            <text:p>237-582-1287</text:p>
          </table:table-cell>
          <table:table-cell office:value-type="string" calcext:value-type="string">
            <text:p>eghelardio@marketwatch.com</text:p>
          </table:table-cell>
          <table:table-cell table:formula="of:=CONCATENATE([.A26];&quot;::&quot;;[.B26];&quot;::&quot;;[.C26];&quot;::&quot;;[.D26];&quot;::&quot;;[.E26])" office:value-type="string" office:string-value="Eddy::Hinsche::Ghelardi::237-582-1287::eghelardio@marketwatch.com" calcext:value-type="string">
            <text:p>Eddy::Hinsche::Ghelardi::237-582-1287::eghelardio@marketwatch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k</text:p>
          </table:table-cell>
          <table:table-cell office:value-type="string" calcext:value-type="string">
            <text:p>Paulsen</text:p>
          </table:table-cell>
          <table:table-cell office:value-type="string" calcext:value-type="string">
            <text:p>Wims</text:p>
          </table:table-cell>
          <table:table-cell office:value-type="string" calcext:value-type="string">
            <text:p>135-982-9992</text:p>
          </table:table-cell>
          <table:table-cell office:value-type="string" calcext:value-type="string">
            <text:p>pwimsp@t.co</text:p>
          </table:table-cell>
          <table:table-cell table:formula="of:=CONCATENATE([.A27];&quot;::&quot;;[.B27];&quot;::&quot;;[.C27];&quot;::&quot;;[.D27];&quot;::&quot;;[.E27])" office:value-type="string" office:string-value="Patrick::Paulsen::Wims::135-982-9992::pwimsp@t.co" calcext:value-type="string">
            <text:p>Patrick::Paulsen::Wims::135-982-9992::pwimsp@t.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sell</text:p>
          </table:table-cell>
          <table:table-cell office:value-type="string" calcext:value-type="string">
            <text:p>Yarnley</text:p>
          </table:table-cell>
          <table:table-cell office:value-type="string" calcext:value-type="string">
            <text:p>Sterley</text:p>
          </table:table-cell>
          <table:table-cell office:value-type="string" calcext:value-type="string">
            <text:p>914-820-0524</text:p>
          </table:table-cell>
          <table:table-cell office:value-type="string" calcext:value-type="string">
            <text:p>rsterleyq@loc.gov</text:p>
          </table:table-cell>
          <table:table-cell table:formula="of:=CONCATENATE([.A28];&quot;::&quot;;[.B28];&quot;::&quot;;[.C28];&quot;::&quot;;[.D28];&quot;::&quot;;[.E28])" office:value-type="string" office:string-value="Ransell::Yarnley::Sterley::914-820-0524::rsterleyq@loc.gov" calcext:value-type="string">
            <text:p>Ransell::Yarnley::Sterley::914-820-0524::rsterleyq@loc.g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ena</text:p>
          </table:table-cell>
          <table:table-cell office:value-type="string" calcext:value-type="string">
            <text:p>Ettridge</text:p>
          </table:table-cell>
          <table:table-cell office:value-type="string" calcext:value-type="string">
            <text:p>Goretti</text:p>
          </table:table-cell>
          <table:table-cell office:value-type="string" calcext:value-type="string">
            <text:p>201-119-2995</text:p>
          </table:table-cell>
          <table:table-cell office:value-type="string" calcext:value-type="string">
            <text:p>kgorettir@cornell.edu</text:p>
          </table:table-cell>
          <table:table-cell table:formula="of:=CONCATENATE([.A29];&quot;::&quot;;[.B29];&quot;::&quot;;[.C29];&quot;::&quot;;[.D29];&quot;::&quot;;[.E29])" office:value-type="string" office:string-value="Karena::Ettridge::Goretti::201-119-2995::kgorettir@cornell.edu" calcext:value-type="string">
            <text:p>Karena::Ettridge::Goretti::201-119-2995::kgorettir@cornell.e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un</text:p>
          </table:table-cell>
          <table:table-cell office:value-type="string" calcext:value-type="string">
            <text:p>Scholl</text:p>
          </table:table-cell>
          <table:table-cell office:value-type="string" calcext:value-type="string">
            <text:p>Le Monnier</text:p>
          </table:table-cell>
          <table:table-cell office:value-type="string" calcext:value-type="string">
            <text:p>486-500-4919</text:p>
          </table:table-cell>
          <table:table-cell office:value-type="string" calcext:value-type="string">
            <text:p>slemonniers@issuu.com</text:p>
          </table:table-cell>
          <table:table-cell table:formula="of:=CONCATENATE([.A30];&quot;::&quot;;[.B30];&quot;::&quot;;[.C30];&quot;::&quot;;[.D30];&quot;::&quot;;[.E30])" office:value-type="string" office:string-value="Shaun::Scholl::Le Monnier::486-500-4919::slemonniers@issuu.com" calcext:value-type="string">
            <text:p>Shaun::Scholl::Le Monnier::486-500-4919::slemonniers@issuu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lermo</text:p>
          </table:table-cell>
          <table:table-cell office:value-type="string" calcext:value-type="string">
            <text:p>Beddows</text:p>
          </table:table-cell>
          <table:table-cell office:value-type="string" calcext:value-type="string">
            <text:p>Whanstall</text:p>
          </table:table-cell>
          <table:table-cell office:value-type="string" calcext:value-type="string">
            <text:p>335-447-8303</text:p>
          </table:table-cell>
          <table:table-cell office:value-type="string" calcext:value-type="string">
            <text:p>gwhanstallt@furl.net</text:p>
          </table:table-cell>
          <table:table-cell table:formula="of:=CONCATENATE([.A31];&quot;::&quot;;[.B31];&quot;::&quot;;[.C31];&quot;::&quot;;[.D31];&quot;::&quot;;[.E31])" office:value-type="string" office:string-value="Guillermo::Beddows::Whanstall::335-447-8303::gwhanstallt@furl.net" calcext:value-type="string">
            <text:p>Guillermo::Beddows::Whanstall::335-447-8303::gwhanstallt@furl.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nela</text:p>
          </table:table-cell>
          <table:table-cell office:value-type="string" calcext:value-type="string">
            <text:p>Cometson</text:p>
          </table:table-cell>
          <table:table-cell office:value-type="string" calcext:value-type="string">
            <text:p>Schofield</text:p>
          </table:table-cell>
          <table:table-cell office:value-type="string" calcext:value-type="string">
            <text:p>366-965-6349</text:p>
          </table:table-cell>
          <table:table-cell office:value-type="string" calcext:value-type="string">
            <text:p>cschofieldu@jalbum.net</text:p>
          </table:table-cell>
          <table:table-cell table:formula="of:=CONCATENATE([.A32];&quot;::&quot;;[.B32];&quot;::&quot;;[.C32];&quot;::&quot;;[.D32];&quot;::&quot;;[.E32])" office:value-type="string" office:string-value="Cornela::Cometson::Schofield::366-965-6349::cschofieldu@jalbum.net" calcext:value-type="string">
            <text:p>Cornela::Cometson::Schofield::366-965-6349::cschofieldu@jalbum.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ndelyn</text:p>
          </table:table-cell>
          <table:table-cell office:value-type="string" calcext:value-type="string">
            <text:p>Lindner</text:p>
          </table:table-cell>
          <table:table-cell office:value-type="string" calcext:value-type="string">
            <text:p>Alpes</text:p>
          </table:table-cell>
          <table:table-cell office:value-type="string" calcext:value-type="string">
            <text:p>471-632-1381</text:p>
          </table:table-cell>
          <table:table-cell office:value-type="string" calcext:value-type="string">
            <text:p>calpesv@npr.org</text:p>
          </table:table-cell>
          <table:table-cell table:formula="of:=CONCATENATE([.A33];&quot;::&quot;;[.B33];&quot;::&quot;;[.C33];&quot;::&quot;;[.D33];&quot;::&quot;;[.E33])" office:value-type="string" office:string-value="Cindelyn::Lindner::Alpes::471-632-1381::calpesv@npr.org" calcext:value-type="string">
            <text:p>Cindelyn::Lindner::Alpes::471-632-1381::calpesv@npr.o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lda</text:p>
          </table:table-cell>
          <table:table-cell office:value-type="string" calcext:value-type="string">
            <text:p>Bassilashvili</text:p>
          </table:table-cell>
          <table:table-cell office:value-type="string" calcext:value-type="string">
            <text:p>Osgardby</text:p>
          </table:table-cell>
          <table:table-cell office:value-type="string" calcext:value-type="string">
            <text:p>481-231-9356</text:p>
          </table:table-cell>
          <table:table-cell office:value-type="string" calcext:value-type="string">
            <text:p>mosgardbyw@qq.com</text:p>
          </table:table-cell>
          <table:table-cell table:formula="of:=CONCATENATE([.A34];&quot;::&quot;;[.B34];&quot;::&quot;;[.C34];&quot;::&quot;;[.D34];&quot;::&quot;;[.E34])" office:value-type="string" office:string-value="Matelda::Bassilashvili::Osgardby::481-231-9356::mosgardbyw@qq.com" calcext:value-type="string">
            <text:p>Matelda::Bassilashvili::Osgardby::481-231-9356::mosgardbyw@qq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nwald</text:p>
          </table:table-cell>
          <table:table-cell office:value-type="string" calcext:value-type="string">
            <text:p>Formie</text:p>
          </table:table-cell>
          <table:table-cell office:value-type="string" calcext:value-type="string">
            <text:p>McCorley</text:p>
          </table:table-cell>
          <table:table-cell office:value-type="string" calcext:value-type="string">
            <text:p>887-831-1290</text:p>
          </table:table-cell>
          <table:table-cell office:value-type="string" calcext:value-type="string">
            <text:p>rmccorleyx@nyu.edu</text:p>
          </table:table-cell>
          <table:table-cell table:formula="of:=CONCATENATE([.A35];&quot;::&quot;;[.B35];&quot;::&quot;;[.C35];&quot;::&quot;;[.D35];&quot;::&quot;;[.E35])" office:value-type="string" office:string-value="Reinwald::Formie::McCorley::887-831-1290::rmccorleyx@nyu.edu" calcext:value-type="string">
            <text:p>Reinwald::Formie::McCorley::887-831-1290::rmccorleyx@nyu.e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vyn</text:p>
          </table:table-cell>
          <table:table-cell office:value-type="string" calcext:value-type="string">
            <text:p>Wadwell</text:p>
          </table:table-cell>
          <table:table-cell office:value-type="string" calcext:value-type="string">
            <text:p>Molden</text:p>
          </table:table-cell>
          <table:table-cell office:value-type="string" calcext:value-type="string">
            <text:p>745-774-0252</text:p>
          </table:table-cell>
          <table:table-cell office:value-type="string" calcext:value-type="string">
            <text:p>mmoldeny@uol.com.br</text:p>
          </table:table-cell>
          <table:table-cell table:formula="of:=CONCATENATE([.A36];&quot;::&quot;;[.B36];&quot;::&quot;;[.C36];&quot;::&quot;;[.D36];&quot;::&quot;;[.E36])" office:value-type="string" office:string-value="Melvyn::Wadwell::Molden::745-774-0252::mmoldeny@uol.com.br" calcext:value-type="string">
            <text:p>Melvyn::Wadwell::Molden::745-774-0252::mmoldeny@uol.com.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re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524-997-3706</text:p>
          </table:table-cell>
          <table:table-cell office:value-type="string" calcext:value-type="string">
            <text:p>dcanadaz@creativecommons.org</text:p>
          </table:table-cell>
          <table:table-cell table:formula="of:=CONCATENATE([.A37];&quot;::&quot;;[.B37];&quot;::&quot;;[.C37];&quot;::&quot;;[.D37];&quot;::&quot;;[.E37])" office:value-type="string" office:string-value="Desiree::Free::Canada::524-997-3706::dcanadaz@creativecommons.org" calcext:value-type="string">
            <text:p>Desiree::Free::Canada::524-997-3706::dcanadaz@creativecommons.o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na</text:p>
          </table:table-cell>
          <table:table-cell office:value-type="string" calcext:value-type="string">
            <text:p>Riccetti</text:p>
          </table:table-cell>
          <table:table-cell office:value-type="string" calcext:value-type="string">
            <text:p>Seater</text:p>
          </table:table-cell>
          <table:table-cell office:value-type="string" calcext:value-type="string">
            <text:p>690-538-5416</text:p>
          </table:table-cell>
          <table:table-cell office:value-type="string" calcext:value-type="string">
            <text:p>tseater10@seesaa.net</text:p>
          </table:table-cell>
          <table:table-cell table:formula="of:=CONCATENATE([.A38];&quot;::&quot;;[.B38];&quot;::&quot;;[.C38];&quot;::&quot;;[.D38];&quot;::&quot;;[.E38])" office:value-type="string" office:string-value="Teena::Riccetti::Seater::690-538-5416::tseater10@seesaa.net" calcext:value-type="string">
            <text:p>Teena::Riccetti::Seater::690-538-5416::tseater10@seesaa.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ie</text:p>
          </table:table-cell>
          <table:table-cell office:value-type="string" calcext:value-type="string">
            <text:p>Labell</text:p>
          </table:table-cell>
          <table:table-cell office:value-type="string" calcext:value-type="string">
            <text:p>Tack</text:p>
          </table:table-cell>
          <table:table-cell office:value-type="string" calcext:value-type="string">
            <text:p>618-369-4663</text:p>
          </table:table-cell>
          <table:table-cell office:value-type="string" calcext:value-type="string">
            <text:p>ptack11@google.co.jp</text:p>
          </table:table-cell>
          <table:table-cell table:formula="of:=CONCATENATE([.A39];&quot;::&quot;;[.B39];&quot;::&quot;;[.C39];&quot;::&quot;;[.D39];&quot;::&quot;;[.E39])" office:value-type="string" office:string-value="Paulie::Labell::Tack::618-369-4663::ptack11@google.co.jp" calcext:value-type="string">
            <text:p>Paulie::Labell::Tack::618-369-4663::ptack11@google.co.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belle</text:p>
          </table:table-cell>
          <table:table-cell office:value-type="string" calcext:value-type="string">
            <text:p>Nyland</text:p>
          </table:table-cell>
          <table:table-cell office:value-type="string" calcext:value-type="string">
            <text:p>Pochon</text:p>
          </table:table-cell>
          <table:table-cell office:value-type="string" calcext:value-type="string">
            <text:p>552-558-3759</text:p>
          </table:table-cell>
          <table:table-cell office:value-type="string" calcext:value-type="string">
            <text:p>mpochon12@mac.com</text:p>
          </table:table-cell>
          <table:table-cell table:formula="of:=CONCATENATE([.A40];&quot;::&quot;;[.B40];&quot;::&quot;;[.C40];&quot;::&quot;;[.D40];&quot;::&quot;;[.E40])" office:value-type="string" office:string-value="Maybelle::Nyland::Pochon::552-558-3759::mpochon12@mac.com" calcext:value-type="string">
            <text:p>Maybelle::Nyland::Pochon::552-558-3759::mpochon12@mac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ni</text:p>
          </table:table-cell>
          <table:table-cell office:value-type="string" calcext:value-type="string">
            <text:p>Bleythin</text:p>
          </table:table-cell>
          <table:table-cell office:value-type="string" calcext:value-type="string">
            <text:p>Siveter</text:p>
          </table:table-cell>
          <table:table-cell office:value-type="string" calcext:value-type="string">
            <text:p>340-699-9033</text:p>
          </table:table-cell>
          <table:table-cell office:value-type="string" calcext:value-type="string">
            <text:p>gsiveter13@cbslocal.com</text:p>
          </table:table-cell>
          <table:table-cell table:formula="of:=CONCATENATE([.A41];&quot;::&quot;;[.B41];&quot;::&quot;;[.C41];&quot;::&quot;;[.D41];&quot;::&quot;;[.E41])" office:value-type="string" office:string-value="Gnni::Bleythin::Siveter::340-699-9033::gsiveter13@cbslocal.com" calcext:value-type="string">
            <text:p>Gnni::Bleythin::Siveter::340-699-9033::gsiveter13@cbslocal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zio</text:p>
          </table:table-cell>
          <table:table-cell office:value-type="string" calcext:value-type="string">
            <text:p>Brunroth</text:p>
          </table:table-cell>
          <table:table-cell office:value-type="string" calcext:value-type="string">
            <text:p>Craiker</text:p>
          </table:table-cell>
          <table:table-cell office:value-type="string" calcext:value-type="string">
            <text:p>752-404-8805</text:p>
          </table:table-cell>
          <table:table-cell office:value-type="string" calcext:value-type="string">
            <text:p>ocraiker14@ovh.net</text:p>
          </table:table-cell>
          <table:table-cell table:formula="of:=CONCATENATE([.A42];&quot;::&quot;;[.B42];&quot;::&quot;;[.C42];&quot;::&quot;;[.D42];&quot;::&quot;;[.E42])" office:value-type="string" office:string-value="Orazio::Brunroth::Craiker::752-404-8805::ocraiker14@ovh.net" calcext:value-type="string">
            <text:p>Orazio::Brunroth::Craiker::752-404-8805::ocraiker14@ovh.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ine</text:p>
          </table:table-cell>
          <table:table-cell office:value-type="string" calcext:value-type="string">
            <text:p>Rathe</text:p>
          </table:table-cell>
          <table:table-cell office:value-type="string" calcext:value-type="string">
            <text:p>Kyles</text:p>
          </table:table-cell>
          <table:table-cell office:value-type="string" calcext:value-type="string">
            <text:p>860-489-7699</text:p>
          </table:table-cell>
          <table:table-cell office:value-type="string" calcext:value-type="string">
            <text:p>kkyles15@discovery.com</text:p>
          </table:table-cell>
          <table:table-cell table:formula="of:=CONCATENATE([.A43];&quot;::&quot;;[.B43];&quot;::&quot;;[.C43];&quot;::&quot;;[.D43];&quot;::&quot;;[.E43])" office:value-type="string" office:string-value="Katine::Rathe::Kyles::860-489-7699::kkyles15@discovery.com" calcext:value-type="string">
            <text:p>Katine::Rathe::Kyles::860-489-7699::kkyles15@discovery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aela</text:p>
          </table:table-cell>
          <table:table-cell office:value-type="string" calcext:value-type="string">
            <text:p>Downer</text:p>
          </table:table-cell>
          <table:table-cell office:value-type="string" calcext:value-type="string">
            <text:p>Paine</text:p>
          </table:table-cell>
          <table:table-cell office:value-type="string" calcext:value-type="string">
            <text:p>455-333-0074</text:p>
          </table:table-cell>
          <table:table-cell office:value-type="string" calcext:value-type="string">
            <text:p>mpaine16@microsoft.com</text:p>
          </table:table-cell>
          <table:table-cell table:formula="of:=CONCATENATE([.A44];&quot;::&quot;;[.B44];&quot;::&quot;;[.C44];&quot;::&quot;;[.D44];&quot;::&quot;;[.E44])" office:value-type="string" office:string-value="Micaela::Downer::Paine::455-333-0074::mpaine16@microsoft.com" calcext:value-type="string">
            <text:p>Micaela::Downer::Paine::455-333-0074::mpaine16@microsoft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gra</text:p>
          </table:table-cell>
          <table:table-cell office:value-type="string" calcext:value-type="string">
            <text:p>Stiger</text:p>
          </table:table-cell>
          <table:table-cell office:value-type="string" calcext:value-type="string">
            <text:p>Gossipin</text:p>
          </table:table-cell>
          <table:table-cell office:value-type="string" calcext:value-type="string">
            <text:p>685-319-6574</text:p>
          </table:table-cell>
          <table:table-cell office:value-type="string" calcext:value-type="string">
            <text:p>agossipin17@1688.com</text:p>
          </table:table-cell>
          <table:table-cell table:formula="of:=CONCATENATE([.A45];&quot;::&quot;;[.B45];&quot;::&quot;;[.C45];&quot;::&quot;;[.D45];&quot;::&quot;;[.E45])" office:value-type="string" office:string-value="Allegra::Stiger::Gossipin::685-319-6574::agossipin17@1688.com" calcext:value-type="string">
            <text:p>Allegra::Stiger::Gossipin::685-319-6574::agossipin17@1688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is</text:p>
          </table:table-cell>
          <table:table-cell office:value-type="string" calcext:value-type="string">
            <text:p>Ickovic</text:p>
          </table:table-cell>
          <table:table-cell office:value-type="string" calcext:value-type="string">
            <text:p>Abramov</text:p>
          </table:table-cell>
          <table:table-cell office:value-type="string" calcext:value-type="string">
            <text:p>620-957-3794</text:p>
          </table:table-cell>
          <table:table-cell office:value-type="string" calcext:value-type="string">
            <text:p>iabramov18@cornell.edu</text:p>
          </table:table-cell>
          <table:table-cell table:formula="of:=CONCATENATE([.A46];&quot;::&quot;;[.B46];&quot;::&quot;;[.C46];&quot;::&quot;;[.D46];&quot;::&quot;;[.E46])" office:value-type="string" office:string-value="Iris::Ickovic::Abramov::620-957-3794::iabramov18@cornell.edu" calcext:value-type="string">
            <text:p>Iris::Ickovic::Abramov::620-957-3794::iabramov18@cornell.e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McCurtin</text:p>
          </table:table-cell>
          <table:table-cell office:value-type="string" calcext:value-type="string">
            <text:p>Seeman</text:p>
          </table:table-cell>
          <table:table-cell office:value-type="string" calcext:value-type="string">
            <text:p>265-656-8231</text:p>
          </table:table-cell>
          <table:table-cell office:value-type="string" calcext:value-type="string">
            <text:p>nseeman19@sogou.com</text:p>
          </table:table-cell>
          <table:table-cell table:formula="of:=CONCATENATE([.A47];&quot;::&quot;;[.B47];&quot;::&quot;;[.C47];&quot;::&quot;;[.D47];&quot;::&quot;;[.E47])" office:value-type="string" office:string-value="North::McCurtin::Seeman::265-656-8231::nseeman19@sogou.com" calcext:value-type="string">
            <text:p>North::McCurtin::Seeman::265-656-8231::nseeman19@sogou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y</text:p>
          </table:table-cell>
          <table:table-cell office:value-type="string" calcext:value-type="string">
            <text:p>Neylan</text:p>
          </table:table-cell>
          <table:table-cell office:value-type="string" calcext:value-type="string">
            <text:p>Cobon</text:p>
          </table:table-cell>
          <table:table-cell office:value-type="string" calcext:value-type="string">
            <text:p>213-606-4764</text:p>
          </table:table-cell>
          <table:table-cell office:value-type="string" calcext:value-type="string">
            <text:p>jcobon1a@gov.uk</text:p>
          </table:table-cell>
          <table:table-cell table:formula="of:=CONCATENATE([.A48];&quot;::&quot;;[.B48];&quot;::&quot;;[.C48];&quot;::&quot;;[.D48];&quot;::&quot;;[.E48])" office:value-type="string" office:string-value="Johny::Neylan::Cobon::213-606-4764::jcobon1a@gov.uk" calcext:value-type="string">
            <text:p>Johny::Neylan::Cobon::213-606-4764::jcobon1a@gov.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y</text:p>
          </table:table-cell>
          <table:table-cell office:value-type="string" calcext:value-type="string">
            <text:p>Glader</text:p>
          </table:table-cell>
          <table:table-cell office:value-type="string" calcext:value-type="string">
            <text:p>Oats</text:p>
          </table:table-cell>
          <table:table-cell office:value-type="string" calcext:value-type="string">
            <text:p>648-561-3650</text:p>
          </table:table-cell>
          <table:table-cell office:value-type="string" calcext:value-type="string">
            <text:p>goats1b@sphinn.com</text:p>
          </table:table-cell>
          <table:table-cell table:formula="of:=CONCATENATE([.A49];&quot;::&quot;;[.B49];&quot;::&quot;;[.C49];&quot;::&quot;;[.D49];&quot;::&quot;;[.E49])" office:value-type="string" office:string-value="Garry::Glader::Oats::648-561-3650::goats1b@sphinn.com" calcext:value-type="string">
            <text:p>Garry::Glader::Oats::648-561-3650::goats1b@sphinn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ky</text:p>
          </table:table-cell>
          <table:table-cell office:value-type="string" calcext:value-type="string">
            <text:p>Cregin</text:p>
          </table:table-cell>
          <table:table-cell office:value-type="string" calcext:value-type="string">
            <text:p>Weaving</text:p>
          </table:table-cell>
          <table:table-cell office:value-type="string" calcext:value-type="string">
            <text:p>468-633-3596</text:p>
          </table:table-cell>
          <table:table-cell office:value-type="string" calcext:value-type="string">
            <text:p>lweaving1c@vistaprint.com</text:p>
          </table:table-cell>
          <table:table-cell table:formula="of:=CONCATENATE([.A50];&quot;::&quot;;[.B50];&quot;::&quot;;[.C50];&quot;::&quot;;[.D50];&quot;::&quot;;[.E50])" office:value-type="string" office:string-value="Lucky::Cregin::Weaving::468-633-3596::lweaving1c@vistaprint.com" calcext:value-type="string">
            <text:p>Lucky::Cregin::Weaving::468-633-3596::lweaving1c@vistaprint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h</text:p>
          </table:table-cell>
          <table:table-cell office:value-type="string" calcext:value-type="string">
            <text:p>Hoy</text:p>
          </table:table-cell>
          <table:table-cell office:value-type="string" calcext:value-type="string">
            <text:p>Antram</text:p>
          </table:table-cell>
          <table:table-cell office:value-type="string" calcext:value-type="string">
            <text:p>861-455-4447</text:p>
          </table:table-cell>
          <table:table-cell office:value-type="string" calcext:value-type="string">
            <text:p>lantram1d@yahoo.co.jp</text:p>
          </table:table-cell>
          <table:table-cell table:formula="of:=CONCATENATE([.A51];&quot;::&quot;;[.B51];&quot;::&quot;;[.C51];&quot;::&quot;;[.D51];&quot;::&quot;;[.E51])" office:value-type="string" office:string-value="Leah::Hoy::Antram::861-455-4447::lantram1d@yahoo.co.jp" calcext:value-type="string">
            <text:p>Leah::Hoy::Antram::861-455-4447::lantram1d@yahoo.co.jp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2:49:47.119353339</meta:creation-date>
    <dc:date>2017-11-16T12:57:00.597154833</dc:date>
    <meta:editing-duration>PT7M15S</meta:editing-duration>
    <meta:editing-cycles>2</meta:editing-cycles>
    <meta:generator>LibreOffice/5.1.6.2$Linux_X86_64 LibreOffice_project/10m0$Build-2</meta:generator>
    <meta:document-statistic meta:table-count="1" meta:cell-count="306" meta:object-count="0"/>
  </office:meta>
</office:document-meta>
</file>